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A00000014A13E146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lbany AMT" svg:font-family="'Albany AMT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1.827cm" fo:margin-left="1.334cm" fo:margin-right="4.429cm" table:align="margins"/>
    </style:style>
    <style:style style:name="Table1.A" style:family="table-column">
      <style:table-column-properties style:column-width="7.068cm" style:rel-column-width="39166*"/>
    </style:style>
    <style:style style:name="Table1.B" style:family="table-column">
      <style:table-column-properties style:column-width="4.759cm" style:rel-column-width="263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.1" style:family="table-column">
      <style:table-column-properties style:column-width="4.397cm" style:rel-column-width="16384*"/>
    </style:style>
    <style:style style:name="Table2.C1.2" style:family="table-column">
      <style:table-column-properties style:column-width="4.397cm" style:rel-column-width="16385*"/>
    </style:style>
    <style:style style:name="Table2.C1.1.1" style:family="table-cell">
      <style:table-cell-properties fo:padding="0.097cm" fo:border="0.002cm solid #000000"/>
    </style:style>
    <style:style style:name="Table2.C1.1.2" style:family="table-cell">
      <style:table-cell-properties fo:padding="0.097cm" fo:border-left="0.002cm solid #000000" fo:border-right="none" fo:border-top="none" fo:border-bottom="0.002cm solid #000000"/>
    </style:style>
    <style:style style:name="Table2.C1.2.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2.453cm" style:rel-column-width="46396*"/>
    </style:style>
    <style:style style:name="Table4.B" style:family="table-column">
      <style:table-column-properties style:column-width="5.136cm" style:rel-column-width="19139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margin-left="0.503cm" fo:margin-right="0cm" fo:text-indent="0.45cm" style:auto-text-indent="false">
        <style:tab-stops/>
      </style:paragraph-properties>
    </style:style>
    <style:style style:name="P2" style:family="paragraph" style:parent-style-name="Standard">
      <style:paragraph-properties fo:margin-left="0.503cm" fo:margin-right="0cm" fo:text-indent="-0.423cm" style:auto-text-indent="false">
        <style:tab-stops/>
      </style:paragraph-properties>
    </style:style>
    <style:style style:name="P3" style:family="paragraph" style:parent-style-name="Standard">
      <style:paragraph-properties fo:margin-left="0.508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508cm" fo:margin-right="5.583cm" fo:text-indent="0cm" style:auto-text-indent="false">
        <style:tab-stops/>
      </style:paragraph-properties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ist_20_1"/>
    <style:style style:name="P15" style:family="paragraph" style:parent-style-name="Standard" style:list-style-name="List_20_1"/>
    <style:style style:name="P16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17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18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19" style:family="paragraph" style:parent-style-name="Text_20_body">
      <style:text-properties style:font-name="Albany AMT"/>
    </style:style>
    <style:style style:name="P20" style:family="paragraph" style:parent-style-name="Text_20_body">
      <style:paragraph-properties fo:text-align="end" style:justify-single-word="false"/>
      <style:text-properties style:font-name="Albany AMT"/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Sender">
      <style:text-properties style:font-name="Albany AMT"/>
    </style:style>
    <style:style style:name="P24" style:family="paragraph" style:parent-style-name="Addressee">
      <style:text-properties style:font-name="Albany AMT"/>
    </style:style>
    <style:style style:name="P2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background-color="#ffcc99"/>
    </style:style>
    <style:style style:name="T11" style:family="text">
      <style:text-properties fo:color="#9966c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prefix="(" style:num-suffix=")" style:num-format="a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Number_5f_20_5f_Symbols" text:bullet-char="●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Number_5f_20_5f_Symbols" text:bullet-char="●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008000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9"/>
            <text:p text:style-name="P19"/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office:value-type="string">
                    <text:p text:style-name="P24">Mark Tester</text:p>
                    <text:p text:style-name="P24">Example Corporation</text:p>
                    <text:p text:style-name="P24">1234 Any St. Suite #15</text:p>
                    <text:p text:style-name="P24">Townsville, MA 01234</text:p>
                  </table:table-cell>
                  <table:table-cell table:style-name="Table4.A1" office:value-type="string">
                    <text:p text:style-name="P23">Bill Mullins</text:p>
                    <text:p text:style-name="P23">Anycorp, Inc.</text:p>
                    <text:p text:style-name="P23">248 Street Ave.</text:p>
                    <text:p text:style-name="P23">Boston MA 02215</text:p>
                  </table:table-cell>
                </table:table-row>
              </table:table-header-rows>
            </table:table>
            <text:p text:style-name="P20"/>
            <text:p text:style-name="Contents_20_Heading"/>
            <text:p text:style-name="Contents_20_Heading">Table of Contents</text:p>
          </text:index-title>
          <text:p text:style-name="P22"><text:a xlink:type="simple" xlink:href="#1.Level one heading|outline" text:style-name="Internet_20_link" text:visited-style-name="Internet_20_link">Level one heading<text:tab/>1</text:a></text:p>
          <text:p text:style-name="P21"><text:a xlink:type="simple" xlink:href="#1.1.Level two heading|outline" text:style-name="Internet_20_link" text:visited-style-name="Internet_20_link">Level two heading<text:tab/>1</text:a></text:p>
        </text:index-body>
      </text:table-of-content>
      <text:p text:style-name="Heading">Main Heading</text:p>
      <text:p text:style-name="Standard"/>
      <text:p text:style-name="Standard">Here beginneth the document. <text:s/>It contains <text:span text:style-name="T1">superscripts</text:span> and <text:span text:style-name="T2">subscripts</text:span>. Not only that, but</text:p>
      <text:p text:style-name="Standard"><text:span text:style-name="T3">bold</text:span>, <text:span text:style-name="T4">italic</text:span>, <text:span text:style-name="T5">bold italic</text:span>, <text:span text:style-name="T8">underline</text:span>, <text:span text:style-name="T9">bold underline</text:span>, <text:span text:style-name="T6">bold italic underline</text:span>, and <text:span text:style-name="T7">italic underline</text:span>.</text:p>
      <text:p text:style-name="Standard"/>
      <text:h text:style-name="Heading_20_1" text:outline-level="1">Level one heading</text:h>
      <text:p text:style-name="Standard"/>
      <text:p text:style-name="Standard"><text:span text:style-name="T10">Now here we have some </text:span><text:span text:style-name="T11">coloured text</text:span>.</text:p>
      <text:p text:style-name="P1">Here's a paragraph with a first-line indent</text:p>
      <text:p text:style-name="P2">Here's another paragraph with a first-line exdent</text:p>
      <text:p text:style-name="P3">Here's a <text:alphabetical-index-mark-start text:id="IMark154442372"/>paragraph<text:alphabetical-index-mark-end text:id="IMark154442372"/> that's fully indented</text:p>
      <text:p text:style-name="P4">Here's one that's indented from both sides.</text:p>
      <text:h text:style-name="Heading_20_2" text:outline-level="2">Level two heading</text:h>
      <text:p text:style-name="Standard"/>
      <text:p text:style-name="Standard">Here's a nice little <text:alphabetical-index-mark-start text:id="IMark142405716"/>unordered list<text:alphabetical-index-mark-end text:id="IMark142405716"/></text:p>
      <text:list text:style-name="List_20_1">
        <text:list-item>
          <text:list>
            <text:list-item>
              <text:p text:style-name="P14">Ütrecht Level 2</text:p>
              <text:p text:style-name="P14"/>
            </text:list-item>
          </text:list>
        </text:list-item>
      </text:list>
      <text:p text:style-name="Standard">Here is a nested <text:alphabetical-index-mark-start text:id="IMark141603756"/>numbered list<text:alphabetical-index-mark-end text:id="IMark141603756"/></text:p>
      <text:list text:style-name="L2">
        <text:list-item>
          <text:p text:style-name="P7">Sales</text:p>
          <text:list>
            <text:list-item>
              <text:p text:style-name="P7">Domestic</text:p>
            </text:list-item>
            <text:list-item>
              <text:p text:style-name="P7">Foreign</text:p>
              <text:list>
                <text:list-item>
                  <text:p text:style-name="P7">Europe</text:p>
                </text:list-item>
                <text:list-item>
                  <text:p text:style-name="P7">Asia</text:p>
                </text:list-item>
              </text:list>
            </text:list-item>
            <text:list-item>
              <text:p text:style-name="P7">Interplanetary</text:p>
            </text:list-item>
          </text:list>
        </text:list-item>
        <text:list-item>
          <text:p text:style-name="P7">Marketing</text:p>
        </text:list-item>
      </text:list>
      <text:p text:style-name="Standard"/>
      <text:p text:style-name="Standard">Here is list with strange space-before and margin-left attributes:</text:p>
      <text:p text:style-name="Standard"/>
      <text:list text:style-name="List_20_1">
        <text:list-item>
          <text:p text:style-name="P16">Level 1</text:p>
          <text:list>
            <text:list-item>
              <text:p text:style-name="P16">Level 2</text:p>
              <text:list>
                <text:list-item>
                  <text:p text:style-name="P16">Level 3</text:p>
                </text:list-item>
              </text:list>
            </text:list-item>
          </text:list>
        </text:list-item>
      </text:list>
      <text:p text:style-name="Standard"><text:s/></text:p>
      <text:p text:style-name="Standard"><text:s/></text:p>
      <text:p text:style-name="Standard"/>
      <text:p text:style-name="Standard">A simple <text:alphabetical-index-mark-start text:id="IMark154410740"/>table<text:alphabetical-index-mark-end text:id="IMark154410740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vention</text:p>
            </table:table-cell>
            <table:table-cell table:style-name="Table1.B1" office:value-type="string">
              <text:p text:style-name="Table_20_Heading">Inventor</text:p>
            </table:table-cell>
          </table:table-row>
        </table:table-header-rows>
        <table:table-row>
          <table:table-cell table:style-name="Table1.A2" office:value-type="string">
            <text:p text:style-name="Table_20_Contents">Light Bulb</text:p>
          </table:table-cell>
          <table:table-cell table:style-name="Table1.B2" office:value-type="string">
            <text:p text:style-name="Table_20_Contents">Thomas Edison</text:p>
          </table:table-cell>
        </table:table-row>
      </table:table>
      <text:p text:style-name="Standard"/>
      <text:p text:style-name="Standard">A table with repeated column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abc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E1" office:value-type="string">
            <text:p text:style-name="Table_20_Contents">ghi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jkl</text:p>
          </table:table-cell>
          <table:table-cell table:style-name="Table3.A2" office:value-type="string">
            <text:p text:style-name="Table_20_Contents">jkl</text:p>
          </table:table-cell>
          <table:table-cell table:style-name="Table3.E2" office:value-type="string">
            <text:p text:style-name="Table_20_Contents">mno</text:p>
          </table:table-cell>
        </table:table-row>
      </table:table>
      <text:p text:style-name="Standard"/>
      <text:p text:style-name="Standard">A more complex table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Table_20_Heading">From</text:p>
            </table:table-cell>
            <table:table-cell table:style-name="Table2.A1" office:value-type="string">
              <text:p text:style-name="Table_20_Heading">To</text:p>
            </table:table-cell>
            <table:table-cell table:number-columns-spanned="2">
              <table:table table:is-sub-table="true">
                <table:table-column table:style-name="Table2.C1.1"/>
                <table:table-column table:style-name="Table2.C1.2"/>
                <table:table-row>
                  <table:table-cell table:style-name="Table2.C1.1.1" table:number-columns-spanned="2" office:value-type="string">
                    <text:p text:style-name="Table_20_Heading">Special Fares</text:p>
                  </table:table-cell>
                  <table:covered-table-cell/>
                </table:table-row>
                <table:table-row>
                  <table:table-cell table:style-name="Table2.C1.1.2" office:value-type="string">
                    <text:p text:style-name="Table_20_Heading">One-way</text:p>
                  </table:table-cell>
                  <table:table-cell table:style-name="Table2.C1.2.2" office:value-type="string">
                    <text:p text:style-name="Table_20_Heading">Round Trip</text:p>
                  </table:table-cell>
                </table:table-row>
              </table:table>
            </table:table-cell>
            <table:covered-table-cell/>
          </table:table-row>
        </table:table-header-rows>
        <table:table-row>
          <table:table-cell table:style-name="Table2.C1.1.2" office:value-type="string">
            <text:p text:style-name="Table_20_Contents">San Jose</text:p>
          </table:table-cell>
          <table:table-cell table:style-name="Table2.C1.1.2" office:value-type="string">
            <text:p text:style-name="Table_20_Contents">Peoria</text:p>
          </table:table-cell>
          <table:table-cell table:style-name="Table2.C1.1.2" office:value-type="string">
            <text:p text:style-name="P5">$150.00</text:p>
          </table:table-cell>
          <table:table-cell table:style-name="Table2.C1.2.2" office:value-type="string">
            <text:p text:style-name="P5">$295.00</text:p>
          </table:table-cell>
        </table:table-row>
        <table:table-row>
          <table:table-cell>
            <table:table table:is-sub-table="true">
              <table:table-column table:style-name="Table2.A"/>
              <table:table-row>
                <table:table-cell table:style-name="Table2.C1.1.2" office:value-type="string">
                  <text:p text:style-name="Table_20_Contents">Chicago Midway</text:p>
                </table:table-cell>
              </table:table-row>
              <table:table-row>
                <table:table-cell table:style-name="Table2.C1.1.2" office:value-type="string">
                  <text:p text:style-name="Table_20_Contents">Chicago O'Hare</text:p>
                </table:table-cell>
              </table:table-row>
            </table:table>
          </table:table-cell>
          <table:table-cell table:style-name="Table2.B3" office:value-type="string">
            <text:p text:style-name="Table_20_Contents">Los Angeles</text:p>
          </table:table-cell>
          <table:table-cell table:style-name="Table2.B3" office:value-type="string">
            <text:p text:style-name="P5">$200.00</text:p>
          </table:table-cell>
          <table:table-cell table:style-name="Table2.D3" office:value-type="string">
            <text:p text:style-name="P5">$350.00</text:p>
          </table:table-cell>
        </table:table-row>
      </table:table>
      <text:p text:style-name="Standard"/>
      <text:alphabetical-index text:style-name="Sect1" text:protected="true" text:name="Alphabetical Index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6">bulleted list<text:tab/>1</text:p>
          <text:p text:style-name="P6">numbered list<text:tab/>1</text:p>
          <text:p text:style-name="P6">paragraph<text:tab/>1</text:p>
          <text:p text:style-name="P6">table<text:tab/>2</text:p>
          <text:p text:style-name="P6">unordered list<text:tab/>1</text:p>
        </text:index-body>
      </text:alphabetical-index>
      <text:p text:style-name="Standard"/>
      <text:p text:style-name="Standard">An image:</text:p>
      <text:p text:style-name="Standard"><text:tab/><text:tab/></text:p>
      <text:p text:style-name="Standard"/>
      <text:p text:style-name="Standard"/>
      <text:p text:style-name="Standard"><text:s text:c="26"/></text:p>
      <text:p text:style-name="Standard"><draw:frame draw:style-name="fr1" draw:name="graphics1" text:anchor-type="paragraph" svg:width="3.173cm" svg:height="0.706cm" draw:z-index="5"><draw:image xlink:href="Pictures/100000000000005A00000014A13E14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raw Elements:</text:p>
      <text:p text:style-name="Standard"/>
      <text:p text:style-name="Standard"><draw:line text:anchor-type="paragraph" draw:z-index="1" draw:style-name="gr2" draw:text-style-name="P25" svg:x1="4.221cm" svg:y1="2.06cm" svg:x2="6.583cm" svg:y2="0.404cm"><text:p/></draw:line></text:p>
      <text:p text:style-name="Standard"><draw:rect text:anchor-type="paragraph" draw:z-index="0" draw:style-name="gr1" draw:text-style-name="P25" svg:width="2.894cm" svg:height="1.504cm" svg:x="0.377cm" svg:y="0cm"><text:p/></draw:rect><draw:ellipse text:anchor-type="paragraph" draw:z-index="2" draw:style-name="gr1" draw:text-style-name="P25" svg:width="1.613cm" svg:height="0.952cm" svg:x="7.909cm" svg:y="0.111cm"><text:p/></draw:ellipse><draw:path text:anchor-type="paragraph" draw:z-index="3" draw:style-name="gr1" draw:text-style-name="P25" svg:width="0.939cm" svg:height="1.28cm" svg:x="11.586cm" svg:y="0.046cm" svg:viewBox="0 0 940 1281" svg:d="m453 1281c-62-281-533-403-441-664 84-238 390-358 663-375 0 0 0 0 220-198 0 0 0 0 45-44"><text:p/></draw:path></text:p>
      <text:p text:style-name="Standard"><draw:frame text:anchor-type="paragraph" draw:z-index="4" draw:style-name="gr3" svg:width="1.77cm" svg:height="0.974cm" svg:x="13.563cm" svg:y="0.039cm"><draw:text-box><text:p>text box</text:p><text:p/></draw:text-box></draw:frame></text:p>
      <text:p text:style-name="Standard"/>
      <text:p text:style-name="Standard"/>
      <text:p text:style-name="Standard"/>
      <text:p text:style-name="Standard"/>
      <text:p text:style-name="Standard">OLE object:</text:p>
      <text:p text:style-name="Standard"/>
      <text:p text:style-name="Standard"><draw:frame draw:style-name="fr2" draw:name="Object1" text:anchor-type="paragraph" svg:width="9.033cm" svg:height="2.2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lbany AMT" svg:font-family="'Albany AMT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draw:marker draw:name="Square" svg:viewBox="0 0 10 10" svg:d="m0 0h10v10h-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size="10pt" fo:letter-spacing="normal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_5f_20_5f_Symbols" style:display-name="Number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8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551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bullet text:level="1" text:style-name="Zeichenformat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4.001cm" text:min-label-width="0.499cm"/>
        <style:text-properties style:font-name="Star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1" meta:page-count="3" meta:paragraph-count="77" meta:word-count="210" meta:character-count="12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34">
            <text:p>3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de" fo:country="DE" style:font-name-asian="Bitstream Vera Sans1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08/21/2007</text:date>, <text:time>20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